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72" calcext:value-type="float">
            <text:p>1272</text:p>
          </table:table-cell>
          <table:table-cell table:style-name="ce7" table:formula="of:=COUNTIF([.B7:.B999998];&quot;X&quot;)" office:value-type="float" office:value="1096" calcext:value-type="float">
            <text:p>1096</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0" calcext:value-type="float">
            <text:p>150</text:p>
          </table:table-cell>
          <table:table-cell table:style-name="ce25" table:formula="of:=SUM([.B2:.F2])" office:value-type="float" office:value="1353" calcext:value-type="float">
            <text:p>135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3" table:number-rows-repeated="139">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06">00/00/0000</text:date>, <text:time style:data-style-name="N2" text:time-value="23:21:47.77045490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06T23:22:08.326107215</dc:date>
    <meta:editing-duration>P1DT9H39M28S</meta:editing-duration>
    <meta:editing-cycles>1263</meta:editing-cycles>
    <meta:document-statistic meta:table-count="1" meta:cell-count="7676" meta:object-count="0"/>
  </office:meta>
</office:document-meta>
</file>